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Text_20_body" style:list-style-name="L5">
      <style:paragraph-properties fo:margin-top="0in" fo:margin-bottom="0in"/>
    </style:style>
    <style:style style:name="P16" style:family="paragraph" style:parent-style-name="Text_20_body" style:list-style-name="L6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>Data Preprocessing: Techniques and Tools for ML </text:p>
      <text:p text:style-name="Standard"/>
      <text:p text:style-name="Standard"/>
      <text:p text:style-name="Standard">Here’s a <text:span text:style-name="Strong_20_Emphasis">summary of the data pre-processing steps</text:span> with simple examples, commonly used libraries, and techniques explained concisely: </text:p>
      <text:p text:style-name="Standard"/>
      <text:h text:style-name="Heading_20_3" text:outline-level="3"><text:span text:style-name="Strong_20_Emphasis">1. Imputing Missing Values</text:span></text:h>
      <text:list xml:id="list7382352166982687573" text:style-name="L2">
        <text:list-item>
          <text:p text:style-name="P5"><text:span text:style-name="Strong_20_Emphasis">What it is:</text:span> Filling in missing data to avoid errors in training.</text:p>
        </text:list-item>
        <text:list-item>
          <text:p text:style-name="P5"><text:span text:style-name="Strong_20_Emphasis">Techniques:</text:span></text:p>
          <text:list>
            <text:list-item>
              <text:p text:style-name="P12"><text:span text:style-name="Strong_20_Emphasis">Mean:</text:span> Replace missing values with the column’s average.</text:p>
            </text:list-item>
            <text:list-item>
              <text:p text:style-name="P12"><text:span text:style-name="Strong_20_Emphasis">Median:</text:span> Use the middle value (helps with skewed data).</text:p>
            </text:list-item>
            <text:list-item>
              <text:p text:style-name="P12"><text:span text:style-name="Strong_20_Emphasis">Mode:</text:span> Use the most frequent value (good for categorical data).</text:p>
            </text:list-item>
          </text:list>
        </text:list-item>
        <text:list-item>
          <text:p text:style-name="P5"><text:span text:style-name="Strong_20_Emphasis">Example in Code:</text:span></text:p>
        </text:list-item>
      </text:list>
      <text:p text:style-name="P3">from sklearn.impute import SimpleImputer</text:p>
      <text:p text:style-name="P3">import numpy as np</text:p>
      <text:p text:style-name="P3">imputer = SimpleImputer(strategy='mean') <text:s/># Change to 'median' or 'most_frequent' for others</text:p>
      <text:p text:style-name="P3">data = np.array([[1, 2, np.nan], [3, np.nan, 6], [7, 8, 9]])</text:p>
      <text:p text:style-name="P3">imputed_data = imputer.fit_transform(data)</text:p>
      <text:p text:style-name="Standard"/>
      <text:p text:style-name="Standard"><text:span text:style-name="Strong_20_Emphasis">Libraries:</text:span> NumPy, Pandas, Scikit-learn. </text:p>
      <text:p text:style-name="Standard"/>
      <text:p text:style-name="Standard"/>
      <text:h text:style-name="Heading_20_3" text:outline-level="3"><text:span text:style-name="Strong_20_Emphasis">2. Handling Categorical Values</text:span></text:h>
      <text:list xml:id="list8120168248033149228" text:style-name="L3">
        <text:list-item>
          <text:p text:style-name="P6"><text:span text:style-name="Strong_20_Emphasis">What it is:</text:span> Converting text categories to numbers for ML models.</text:p>
        </text:list-item>
        <text:list-item>
          <text:p text:style-name="P6"><text:span text:style-name="Strong_20_Emphasis">Techniques:</text:span></text:p>
          <text:list>
            <text:list-item>
              <text:p text:style-name="P13"><text:span text:style-name="Source_20_Text">get_dummies()</text:span> (Pandas): Creates one-hot encoded columns.</text:p>
            </text:list-item>
            <text:list-item>
              <text:p text:style-name="P13"><text:span text:style-name="Source_20_Text">LabelEncoder</text:span> (Scikit-learn): Converts categories to integers.</text:p>
            </text:list-item>
            <text:list-item>
              <text:p text:style-name="P13"><text:span text:style-name="Source_20_Text">OneHotEncoder</text:span> (Scikit-learn): Creates one-hot encoded arrays.</text:p>
            </text:list-item>
          </text:list>
        </text:list-item>
        <text:list-item>
          <text:p text:style-name="P6"><text:span text:style-name="Strong_20_Emphasis">Example in Code:</text:span></text:p>
        </text:list-item>
      </text:list>
      <text:p text:style-name="Standard"/>
      <text:p text:style-name="P3">import pandas as pd</text:p>
      <text:p text:style-name="P3">from sklearn.preprocessing import LabelEncoder, OneHotEncoder</text:p>
      <text:p text:style-name="P3"/>
      <text:p text:style-name="P3"># Example data</text:p>
      <text:p text:style-name="P3"><text:soft-page-break/>data = pd.DataFrame({'Color': ['Red', 'Green', 'Blue']})</text:p>
      <text:p text:style-name="P3"/>
      <text:p text:style-name="P3"># Using get_dummies</text:p>
      <text:p text:style-name="P3">dummies = pd.get_dummies(data['Color'])</text:p>
      <text:p text:style-name="P3"/>
      <text:p text:style-name="P3"># Using LabelEncoder</text:p>
      <text:p text:style-name="P3">label_encoder = LabelEncoder()</text:p>
      <text:p text:style-name="P3">labels = label_encoder.fit_transform(data['Color'])</text:p>
      <text:p text:style-name="P3"/>
      <text:p text:style-name="P3"># Using OneHotEncoder</text:p>
      <text:p text:style-name="P3">onehot_encoder = OneHotEncoder()</text:p>
      <text:p text:style-name="P3">onehot_encoded = onehot_encoder.fit_transform(data[['Color']]).toarray()</text:p>
      <text:p text:style-name="Standard"/>
      <text:p text:style-name="Standard"/>
      <text:p text:style-name="Standard"><text:span text:style-name="Strong_20_Emphasis">Libraries:</text:span> Pandas, Scikit-learn. </text:p>
      <text:p text:style-name="Standard"/>
      <text:p text:style-name="Standard"/>
      <text:h text:style-name="Heading_20_3" text:outline-level="3"><text:span text:style-name="Strong_20_Emphasis">3. Scaling the Data</text:span></text:h>
      <text:list xml:id="list6272775263034983267" text:style-name="L4">
        <text:list-item>
          <text:p text:style-name="P7"><text:span text:style-name="Strong_20_Emphasis">What it is:</text:span> Adjusting data to a consistent scale to improve algorithm performance.</text:p>
        </text:list-item>
        <text:list-item>
          <text:p text:style-name="P7"><text:span text:style-name="Strong_20_Emphasis">Techniques:</text:span></text:p>
          <text:list>
            <text:list-item>
              <text:p text:style-name="P14"><text:span text:style-name="Strong_20_Emphasis">Standardization:</text:span> Mean = 0, Standard Deviation = 1.</text:p>
            </text:list-item>
            <text:list-item>
              <text:p text:style-name="P14"><text:span text:style-name="Strong_20_Emphasis">Min-Max Scaling:</text:span> Scale values between 0 and 1.</text:p>
            </text:list-item>
          </text:list>
        </text:list-item>
        <text:list-item>
          <text:p text:style-name="P7"><text:span text:style-name="Strong_20_Emphasis">Example in Code:</text:span></text:p>
        </text:list-item>
      </text:list>
      <text:p text:style-name="Standard"/>
      <text:p text:style-name="P3">from sklearn.preprocessing import StandardScaler, MinMaxScaler</text:p>
      <text:p text:style-name="P3"/>
      <text:p text:style-name="P3"># Example data</text:p>
      <text:p text:style-name="P3">data = [[1, 2], [3, 4], [5, 6]]</text:p>
      <text:p text:style-name="P3"/>
      <text:p text:style-name="P3"># Standardization</text:p>
      <text:p text:style-name="P3">scaler = StandardScaler()</text:p>
      <text:p text:style-name="P3">standardized_data = scaler.fit_transform(data)</text:p>
      <text:p text:style-name="P3"/>
      <text:p text:style-name="P3"># Min-Max Scaling</text:p>
      <text:p text:style-name="P3">minmax_scaler = MinMaxScaler()</text:p>
      <text:p text:style-name="P3">scaled_data = minmax_scaler.fit_transform(data)</text:p>
      <text:p text:style-name="Standard"/>
      <text:p text:style-name="Standard"><text:span text:style-name="Strong_20_Emphasis">Libraries:</text:span> Scikit-learn. </text:p>
      <text:p text:style-name="Standard"/>
      <text:p text:style-name="Standard"/>
      <text:h text:style-name="Heading_20_3" text:outline-level="3"><text:span text:style-name="Strong_20_Emphasis">4. Normalization</text:span></text:h>
      <text:list xml:id="list9041190010575292826" text:style-name="L5">
        <text:list-item>
          <text:p text:style-name="P8"><text:span text:style-name="Strong_20_Emphasis">What it is:</text:span> Reshaping data to have a unit norm (e.g., vector length = 1).</text:p>
        </text:list-item>
        <text:list-item>
          <text:p text:style-name="P8"><text:span text:style-name="Strong_20_Emphasis">Techniques:</text:span></text:p>
          <text:list>
            <text:list-item>
              <text:p text:style-name="P15"><text:soft-page-break/>Often used when data represents distances or magnitudes.</text:p>
            </text:list-item>
          </text:list>
        </text:list-item>
        <text:list-item>
          <text:p text:style-name="P8"><text:span text:style-name="Strong_20_Emphasis">Example in Code:</text:span></text:p>
        </text:list-item>
      </text:list>
      <text:p text:style-name="Standard"/>
      <text:p text:style-name="P3">from sklearn.preprocessing import Normalizer</text:p>
      <text:p text:style-name="P3"/>
      <text:p text:style-name="P3"># Example data</text:p>
      <text:p text:style-name="P3">data = [[4, 1], [1, 3], [3, 2]]</text:p>
      <text:p text:style-name="P3"/>
      <text:p text:style-name="P3">normalizer = Normalizer()</text:p>
      <text:p text:style-name="P3">normalized_data = normalizer.fit_transform(data)</text:p>
      <text:p text:style-name="Standard"/>
      <text:p text:style-name="Standard"><text:span text:style-name="Strong_20_Emphasis">Libraries:</text:span> Scikit-learn. </text:p>
      <text:p text:style-name="Standard"/>
      <text:p text:style-name="Standard"/>
      <text:h text:style-name="Heading_20_3" text:outline-level="3"><text:span text:style-name="Strong_20_Emphasis">5. Feature Selection</text:span></text:h>
      <text:list xml:id="list8976393474751365134" text:style-name="L6">
        <text:list-item>
          <text:p text:style-name="P9"><text:span text:style-name="Strong_20_Emphasis">What it is:</text:span> Choosing the most important features to improve model performance.</text:p>
        </text:list-item>
        <text:list-item>
          <text:p text:style-name="P9"><text:span text:style-name="Strong_20_Emphasis">Techniques:</text:span></text:p>
          <text:list>
            <text:list-item>
              <text:p text:style-name="P16"><text:span text:style-name="Strong_20_Emphasis">Correlation Matrix:</text:span> Removes highly correlated features.</text:p>
            </text:list-item>
            <text:list-item>
              <text:p text:style-name="P16"><text:span text:style-name="Strong_20_Emphasis">Feature Importance:</text:span> Identify significant features using models like Random Forest.</text:p>
            </text:list-item>
            <text:list-item>
              <text:p text:style-name="P16"><text:span text:style-name="Strong_20_Emphasis">Principal Component Analysis (PCA):</text:span> Reduces dimensionality while preserving information.</text:p>
            </text:list-item>
          </text:list>
        </text:list-item>
        <text:list-item>
          <text:p text:style-name="P9"><text:span text:style-name="Strong_20_Emphasis">Example in Code:</text:span></text:p>
        </text:list-item>
      </text:list>
      <text:p text:style-name="Standard"/>
      <text:p text:style-name="P3">from sklearn.ensemble import RandomForestClassifier</text:p>
      <text:p text:style-name="P3">from sklearn.decomposition import PCA</text:p>
      <text:p text:style-name="P3">import pandas as pd</text:p>
      <text:p text:style-name="P3"/>
      <text:p text:style-name="P3"># Example data</text:p>
      <text:p text:style-name="P3">data = pd.DataFrame({'A': [1, 2, 3], 'B': [4, 5, 6], 'C': [7, 8, 9]})</text:p>
      <text:p text:style-name="P3">target = [0, 1, 0]</text:p>
      <text:p text:style-name="P3"/>
      <text:p text:style-name="P3"># Feature Importance</text:p>
      <text:p text:style-name="P3">model = RandomForestClassifier()</text:p>
      <text:p text:style-name="P3">model.fit(data, target)</text:p>
      <text:p text:style-name="P3">importance = model.feature_importances_</text:p>
      <text:p text:style-name="P3"/>
      <text:p text:style-name="P3"># PCA</text:p>
      <text:p text:style-name="P3">pca = PCA(n_components=2)</text:p>
      <text:p text:style-name="P3">reduced_data = pca.fit_transform(data)</text:p>
      <text:p text:style-name="Standard"/>
      <text:p text:style-name="Standard"><text:span text:style-name="Strong_20_Emphasis">Libraries:</text:span> Pandas, Scikit-learn. </text:p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3" text:outline-level="3"><text:span text:style-name="Strong_20_Emphasis">Train/Test Split</text:span></text:h>
      <text:list xml:id="list8926253293089398345" text:style-name="L7">
        <text:list-item>
          <text:p text:style-name="P10"><text:span text:style-name="Strong_20_Emphasis">What it is:</text:span> Splitting data to train the model (learn patterns) and test it (evaluate performance).</text:p>
        </text:list-item>
        <text:list-item>
          <text:p text:style-name="P10"><text:span text:style-name="Strong_20_Emphasis">Common Ratios:</text:span> 80/20 or 70/30.</text:p>
        </text:list-item>
        <text:list-item>
          <text:p text:style-name="P10"><text:span text:style-name="Strong_20_Emphasis">Example in Code:</text:span></text:p>
        </text:list-item>
      </text:list>
      <text:p text:style-name="Standard"/>
      <text:p text:style-name="P3">from sklearn.model_selection import train_test_split</text:p>
      <text:p text:style-name="P3"/>
      <text:p text:style-name="P3"># Example data</text:p>
      <text:p text:style-name="P3">X = [[1, 2], [3, 4], [5, 6], [7, 8]]</text:p>
      <text:p text:style-name="P3">y = [0, 1, 0, 1]</text:p>
      <text:p text:style-name="P3"/>
      <text:p text:style-name="P3">X_train, X_test, y_train, y_test = train_test_split(X, y, test_size=0.2, random_state=42)</text:p>
      <text:p text:style-name="Standard"/>
      <text:p text:style-name="Standard"><text:span text:style-name="Strong_20_Emphasis">Libraries:</text:span> Scikit-learn. </text:p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pan text:style-name="Strong_20_Emphasis">Key Libraries Overview</text:span></text:h>
      <text:list xml:id="list2445479242878900935" text:style-name="L1">
        <text:list-item>
          <text:p text:style-name="P11"><text:span text:style-name="Strong_20_Emphasis">NumPy:</text:span> Efficient numerical computation.</text:p>
        </text:list-item>
        <text:list-item>
          <text:p text:style-name="P11"><text:span text:style-name="Strong_20_Emphasis">Pandas:</text:span> Data manipulation and analysis.</text:p>
        </text:list-item>
        <text:list-item>
          <text:p text:style-name="P11"><text:span text:style-name="Strong_20_Emphasis">Scipy:</text:span> Scientific computing.</text:p>
        </text:list-item>
        <text:list-item>
          <text:p text:style-name="P4"><text:span text:style-name="Strong_20_Emphasis">Scikit-learn:</text:span> Machine learning tools, including pre-processing.</text:p>
        </text:list-item>
      </text:list>
      <text:p text:style-name="Text_20_body">These steps ensure clean, usable data for machine learning, making your models perform better!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ram MTir</meta:initial-creator>
    <meta:creation-date>2024-11-28T16:41:16.25</meta:creation-date>
    <dc:date>2024-11-30T10:09:52.17</dc:date>
    <dc:creator>Akram MTir</dc:creator>
    <meta:editing-duration>P1DT17H28M34S</meta:editing-duration>
    <meta:editing-cycles>3</meta:editing-cycles>
    <meta:generator>OpenOffice/4.1.11$Win32 OpenOffice.org_project/4111m1$Build-9808</meta:generator>
    <meta:document-statistic meta:table-count="0" meta:image-count="0" meta:object-count="0" meta:page-count="4" meta:paragraph-count="99" meta:word-count="544" meta:character-count="3908"/>
  </office:meta>
</office:document-meta>
</file>